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1809c" officeooo:paragraph-rsid="0011809c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1809c" officeooo:paragraph-rsid="0011809c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1809c" officeooo:paragraph-rsid="0011809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fa100" officeooo:paragraph-rsid="000fa10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809c" officeooo:paragraph-rsid="0011809c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efb52"/>
    </style:style>
    <style:style style:name="P7" style:family="paragraph" style:parent-style-name="Standard">
      <style:text-properties fo:font-weight="bold" officeooo:rsid="000efb52" officeooo:paragraph-rsid="000efb52" style:font-weight-asian="bold" style:font-weight-complex="bold"/>
    </style:style>
    <style:style style:name="P8" style:family="paragraph" style:parent-style-name="Standard">
      <style:text-properties fo:font-weight="bold" officeooo:rsid="000fa100" officeooo:paragraph-rsid="000fa100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0efb52" officeooo:paragraph-rsid="000efb52" style:font-weight-asian="normal" style:font-weight-complex="normal"/>
    </style:style>
    <style:style style:name="P11" style:family="paragraph" style:parent-style-name="Standard">
      <style:text-properties fo:font-weight="normal" officeooo:rsid="000fa100" officeooo:paragraph-rsid="000fa100" style:font-weight-asian="normal" style:font-weight-complex="normal"/>
    </style:style>
    <style:style style:name="P12" style:family="paragraph" style:parent-style-name="Standard">
      <style:text-properties fo:font-size="14pt" fo:font-weight="bold" officeooo:rsid="000fa100" officeooo:paragraph-rsid="000fa100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1809c" officeooo:paragraph-rsid="0011809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fo:font-weight="bold" officeooo:rsid="000fa100" officeooo:paragraph-rsid="000fa100" style:font-size-asian="18pt" style:font-weight-asian="bold" style:font-size-complex="18pt" style:font-weight-complex="bold"/>
    </style:style>
    <style:style style:name="P15" style:family="paragraph" style:parent-style-name="Heading_20_3">
      <style:text-properties fo:font-size="12pt" style:font-size-asian="12pt" style:font-size-complex="12pt"/>
    </style:style>
    <style:style style:name="P16" style:family="paragraph" style:parent-style-name="Heading_20_3">
      <style:text-properties fo:font-size="12pt" officeooo:rsid="000efb52" officeooo:paragraph-rsid="000efb52" style:font-size-asian="12pt" style:font-size-complex="12pt"/>
    </style:style>
    <style:style style:name="P17" style:family="paragraph" style:parent-style-name="Text_20_body">
      <style:text-properties fo:font-variant="normal" fo:text-transform="none" fo:color="#3c4043" style:font-name="Roboto" fo:font-size="12pt" fo:letter-spacing="normal" fo:font-style="normal" fo:font-weight="bold" officeooo:rsid="000efb52" officeooo:paragraph-rsid="000efb52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3c4043" style:font-name="Roboto" fo:font-size="10.5pt" fo:letter-spacing="normal" fo:font-style="normal" fo:font-weight="normal" officeooo:rsid="0011809c" officeooo:paragraph-rsid="000efb52" style:font-size-asian="10.5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3c4043" style:font-name="Roboto" fo:font-size="10.5pt" fo:letter-spacing="normal" fo:font-style="normal" fo:font-weight="normal" officeooo:rsid="00147175" officeooo:paragraph-rsid="00147175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3c4043" style:font-name="Roboto" fo:font-size="10.5pt" fo:letter-spacing="normal" fo:font-style="normal" fo:font-weight="bold" officeooo:rsid="00147175" officeooo:paragraph-rsid="00147175" style:font-size-asian="10.5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3c4043" style:font-name="Roboto" fo:font-size="13pt" fo:letter-spacing="normal" fo:font-style="normal" fo:font-weight="bold" officeooo:rsid="00147175" officeooo:paragraph-rsid="00147175" style:font-size-asian="13pt" style:font-weight-asian="bold" style:font-size-complex="13pt" style:font-weight-complex="bold"/>
    </style:style>
    <style:style style:name="T1" style:family="text">
      <style:text-properties fo:font-size="12pt" officeooo:rsid="000efb52" style:font-size-asian="12pt" style:font-size-complex="12pt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 officeooo:rsid="000efb52" style:font-size-asian="12pt" style:font-size-complex="12pt"/>
    </style:style>
    <style:style style:name="T3" style:family="text">
      <style:text-properties officeooo:rsid="000fa100"/>
    </style:style>
    <style:style style:name="T4" style:family="text">
      <style:text-properties style:font-size-asian="12pt"/>
    </style:style>
    <style:style style:name="T5" style:family="text">
      <style:text-properties officeooo:rsid="000efb52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ROLL NO : 422176</text:h>
      <text:h text:style-name="P15" text:outline-level="3">NAME : KOTA VENKATA CHARAN TEJA</text:h>
      <text:h text:style-name="P15" text:outline-level="3">SECTION:A</text:h>
      <text:h text:style-name="P16" text:outline-level="3">QUESTION:</text:h>
      <text:p text:style-name="P18"><text:span text:style-name="T5">Write shell script for pattern matching using awk, sed utilities, tar , cpio</text:span></text:p>
      <text:p text:style-name="P20"><text:span text:style-name="T5">a</text:span><text:span text:style-name="T4">wk.sh</text:span></text:p>
      <text:p text:style-name="P19"><text:span text:style-name="T4">#!bin/bash</text:span></text:p>
      <text:p text:style-name="P19"><text:span text:style-name="T4">echo -e "awk '{print}' Text1.txt OUTPUT: \n";</text:span></text:p>
      <text:p text:style-name="P19"><text:span text:style-name="T4">awk '{print}' Text1.txt;</text:span></text:p>
      <text:p text:style-name="P19"><text:span text:style-name="T4">echo -e "\nawk '/manager/{print}' Text1.txt OUTPUT: \n";</text:span></text:p>
      <text:p text:style-name="P19"><text:span text:style-name="T4">awk '/manager/{print}' Text1.txt;</text:span></text:p>
      <text:p text:style-name="P19"><text:span text:style-name="T4">echo -e "\nawk '{print $2,$5}' Text1.txt OUTPUT: \n";</text:span></text:p>
      <text:p text:style-name="P19"><text:span text:style-name="T4">awk '{print $2,$5}' Text1.txt;</text:span></text:p>
      <text:p text:style-name="P19"><text:span text:style-name="T4">echo -e "\nawk '{sum += $3 } END { print sum }' Text1.txt OUTPUT: \n";</text:span></text:p>
      <text:p text:style-name="P19"><text:span text:style-name="T4">awk '{sum += $3 } END { print sum }' Text1.txt;</text:span></text:p>
      <text:p text:style-name="P19"><text:span text:style-name="T4">echo -e "\nawk '{sum += $3 } END { print sum / NR }' Text1.txt OUTPUT: \n";</text:span></text:p>
      <text:p text:style-name="P19"><text:span text:style-name="T4">awk '{sum += $3 } END { print sum / NR }' Text1.txt;</text:span></text:p>
      <text:p text:style-name="P19"><text:span text:style-name="T4">echo -e "\nawk '{ print substr($2,2,4) }' Text1.txt OUTPUT: \n";</text:span></text:p>
      <text:p text:style-name="P19"><text:span text:style-name="T4">awk '{ print substr($2,2,4) }' Text1.txt;</text:span></text:p>
      <text:p text:style-name="P19"><text:span text:style-name="T4">echo -e "\nawk '{ print $NF }' Text1.txt OUTPUT: \n";</text:span></text:p>
      <text:p text:style-name="P19"><text:span text:style-name="T4">awk '{ print $NF }' Text1.txt;</text:span></text:p>
      <text:p text:style-name="P19"><text:span text:style-name="T4">echo -e "\nawk '{ if ($3 &gt; 500) { print "senior" } else { print "junior"} }' Text1.txt OUTPUT: \n";</text:span></text:p>
      <text:p text:style-name="P19"><text:span text:style-name="T4">awk '{ if ($3 &gt; 500) { print "senior" } else { print "junior"} }' Text1.txt;</text:span></text:p>
      <text:p text:style-name="P19"><text:span text:style-name="T4">echo -e "\nawk 'function cube(x) { return x*x*x } {print cube($3) }' Text1.txt OUTPUT: \n";</text:span></text:p>
      <text:p text:style-name="P19"><text:span text:style-name="T4">awk 'function cube(x) { return x*x*x } { print cube($3) }' Text1.txt;</text:span></text:p>
      <text:p text:style-name="P20"><text:span text:style-name="T4">OUPUT:</text:span></text:p>
      <text:p text:style-name="P19"><text:span text:style-name="T4">awk '{print}' Text1.txt OUTPUT: </text:span></text:p>
      <text:p text:style-name="P19"><text:span text:style-name="T4"/></text:p>
      <text:p text:style-name="P19"><text:span text:style-name="T4">1 KOTA 100 18 manager</text:span></text:p>
      <text:p text:style-name="P19"><text:span text:style-name="T4">2 VENKATA 200 19 clerk</text:span></text:p>
      <text:p text:style-name="P19"><text:span text:style-name="T4">3 CHARAN 300 20 manager</text:span></text:p>
      <text:p text:style-name="P19"><text:span text:style-name="T4">4 TEJA 400 21 sales</text:span></text:p>
      <text:p text:style-name="P19"><text:span text:style-name="T4">5 ATUKURI 500 22 account</text:span></text:p>
      <text:p text:style-name="P19"><text:soft-page-break/><text:span text:style-name="T4">6 MAITHILI 600 23 sales</text:span></text:p>
      <text:p text:style-name="P19"><text:span text:style-name="T4">7 CHEVVU 700 24 peon </text:span></text:p>
      <text:p text:style-name="P19"><text:span text:style-name="T4">8 PURUSHOTHAM 800 25 clerk </text:span></text:p>
      <text:p text:style-name="P19"><text:span text:style-name="T4">9 DEEPU 900 26 assistant</text:span></text:p>
      <text:p text:style-name="P19"><text:span text:style-name="T4">10 AKKI 1000 27 manager</text:span></text:p>
      <text:p text:style-name="P19"><text:span text:style-name="T4"/></text:p>
      <text:p text:style-name="P19"><text:span text:style-name="T4">awk '/manager/{print}' Text1.txt OUTPUT: </text:span></text:p>
      <text:p text:style-name="P19"><text:span text:style-name="T4"/></text:p>
      <text:p text:style-name="P19"><text:span text:style-name="T4">1 KOTA 100 18 manager</text:span></text:p>
      <text:p text:style-name="P19"><text:span text:style-name="T4">3 CHARAN 300 20 manager</text:span></text:p>
      <text:p text:style-name="P19"><text:span text:style-name="T4">10 AKKI 1000 27 manager</text:span></text:p>
      <text:p text:style-name="P19"><text:span text:style-name="T4"/></text:p>
      <text:p text:style-name="P19"><text:span text:style-name="T4">awk '{print ,}' Text1.txt OUTPUT: </text:span></text:p>
      <text:p text:style-name="P19"><text:span text:style-name="T4"/></text:p>
      <text:p text:style-name="P19"><text:span text:style-name="T4">KOTA manager</text:span></text:p>
      <text:p text:style-name="P19"><text:span text:style-name="T4">VENKATA clerk</text:span></text:p>
      <text:p text:style-name="P19"><text:span text:style-name="T4">CHARAN manager</text:span></text:p>
      <text:p text:style-name="P19"><text:span text:style-name="T4">TEJA sales</text:span></text:p>
      <text:p text:style-name="P19"><text:span text:style-name="T4">ATUKURI account</text:span></text:p>
      <text:p text:style-name="P19"><text:span text:style-name="T4">MAITHILI sales</text:span></text:p>
      <text:p text:style-name="P19"><text:span text:style-name="T4">CHEVVU peon</text:span></text:p>
      <text:p text:style-name="P19"><text:span text:style-name="T4">PURUSHOTHAM clerk</text:span></text:p>
      <text:p text:style-name="P19"><text:span text:style-name="T4">DEEPU assistant</text:span></text:p>
      <text:p text:style-name="P19"><text:span text:style-name="T4">AKKI manager</text:span></text:p>
      <text:p text:style-name="P19"><text:span text:style-name="T4"/></text:p>
      <text:p text:style-name="P19"><text:span text:style-name="T4">awk '{sum += <text:s/>} END { print sum }' Text1.txt OUTPUT: </text:span></text:p>
      <text:p text:style-name="P19"><text:span text:style-name="T4"/></text:p>
      <text:p text:style-name="P19"><text:span text:style-name="T4">5500</text:span></text:p>
      <text:p text:style-name="P19"><text:span text:style-name="T4"/></text:p>
      <text:p text:style-name="P19"><text:span text:style-name="T4">awk '{sum += <text:s/>} END { print sum / NR }' Text1.txt OUTPUT: </text:span></text:p>
      <text:p text:style-name="P19"><text:span text:style-name="T4"/></text:p>
      <text:p text:style-name="P19"><text:span text:style-name="T4">550</text:span></text:p>
      <text:p text:style-name="P19"><text:span text:style-name="T4"/></text:p>
      <text:p text:style-name="P19"><text:span text:style-name="T4">awk '{ print substr(,2,4) }' Text1.txt OUTPUT: </text:span></text:p>
      <text:p text:style-name="P19"><text:span text:style-name="T4"/></text:p>
      <text:p text:style-name="P19"><text:soft-page-break/><text:span text:style-name="T4">OTA</text:span></text:p>
      <text:p text:style-name="P19"><text:span text:style-name="T4">ENKA</text:span></text:p>
      <text:p text:style-name="P19"><text:span text:style-name="T4">HARA</text:span></text:p>
      <text:p text:style-name="P19"><text:span text:style-name="T4">EJA</text:span></text:p>
      <text:p text:style-name="P19"><text:span text:style-name="T4">TUKU</text:span></text:p>
      <text:p text:style-name="P19"><text:span text:style-name="T4">AITH</text:span></text:p>
      <text:p text:style-name="P19"><text:span text:style-name="T4">HEVV</text:span></text:p>
      <text:p text:style-name="P19"><text:span text:style-name="T4">URUS</text:span></text:p>
      <text:p text:style-name="P19"><text:span text:style-name="T4">EEPU</text:span></text:p>
      <text:p text:style-name="P19"><text:span text:style-name="T4">KKI</text:span></text:p>
      <text:p text:style-name="P19"><text:span text:style-name="T4"/></text:p>
      <text:p text:style-name="P19"><text:span text:style-name="T4">awk '{ print <text:s/>}' Text1.txt OUTPUT: </text:span></text:p>
      <text:p text:style-name="P19"><text:span text:style-name="T4"/></text:p>
      <text:p text:style-name="P19"><text:span text:style-name="T4">manager</text:span></text:p>
      <text:p text:style-name="P19"><text:span text:style-name="T4">clerk</text:span></text:p>
      <text:p text:style-name="P19"><text:span text:style-name="T4">manager</text:span></text:p>
      <text:p text:style-name="P19"><text:span text:style-name="T4">sales</text:span></text:p>
      <text:p text:style-name="P19"><text:span text:style-name="T4">account</text:span></text:p>
      <text:p text:style-name="P19"><text:span text:style-name="T4">sales</text:span></text:p>
      <text:p text:style-name="P19"><text:span text:style-name="T4">peon</text:span></text:p>
      <text:p text:style-name="P19"><text:span text:style-name="T4">clerk</text:span></text:p>
      <text:p text:style-name="P19"><text:span text:style-name="T4">assistant</text:span></text:p>
      <text:p text:style-name="P19"><text:span text:style-name="T4">manager</text:span></text:p>
      <text:p text:style-name="P19"><text:span text:style-name="T4"/></text:p>
      <text:p text:style-name="P19"><text:span text:style-name="T4">awk '{ if ( &gt; 500) { print senior } else { print junior} }' Text1.txt OUTPUT: </text:span></text:p>
      <text:p text:style-name="P19"><text:span text:style-name="T4"/></text:p>
      <text:p text:style-name="P19"><text:span text:style-name="T4">junior</text:span></text:p>
      <text:p text:style-name="P19"><text:span text:style-name="T4">junior</text:span></text:p>
      <text:p text:style-name="P19"><text:span text:style-name="T4">junior</text:span></text:p>
      <text:p text:style-name="P19"><text:span text:style-name="T4">junior</text:span></text:p>
      <text:p text:style-name="P19"><text:span text:style-name="T4">junior</text:span></text:p>
      <text:p text:style-name="P19"><text:span text:style-name="T4">senior</text:span></text:p>
      <text:p text:style-name="P19"><text:span text:style-name="T4">senior</text:span></text:p>
      <text:p text:style-name="P19"><text:span text:style-name="T4">senior</text:span></text:p>
      <text:p text:style-name="P19"><text:span text:style-name="T4">senior</text:span></text:p>
      <text:p text:style-name="P19"><text:soft-page-break/><text:span text:style-name="T4">senior</text:span></text:p>
      <text:p text:style-name="P19"><text:span text:style-name="T4"/></text:p>
      <text:p text:style-name="P19"><text:span text:style-name="T4">awk 'function cube(x) { return x*x*x } {print cube() }' Text1.txt OUTPUT: </text:span></text:p>
      <text:p text:style-name="P19"><text:span text:style-name="T4"/></text:p>
      <text:p text:style-name="P19"><text:span text:style-name="T4">1000000</text:span></text:p>
      <text:p text:style-name="P19"><text:span text:style-name="T4">8000000</text:span></text:p>
      <text:p text:style-name="P19"><text:span text:style-name="T4">27000000</text:span></text:p>
      <text:p text:style-name="P19"><text:span text:style-name="T4">64000000</text:span></text:p>
      <text:p text:style-name="P19"><text:span text:style-name="T4">125000000</text:span></text:p>
      <text:p text:style-name="P19"><text:span text:style-name="T4">216000000</text:span></text:p>
      <text:p text:style-name="P19"><text:span text:style-name="T4">343000000</text:span></text:p>
      <text:p text:style-name="P19"><text:span text:style-name="T4">512000000</text:span></text:p>
      <text:p text:style-name="P19"><text:span text:style-name="T4">729000000</text:span></text:p>
      <text:p text:style-name="P19"><text:span text:style-name="T4">1000000000</text:span></text:p>
      <text:p text:style-name="P19"><text:span text:style-name="T4"/></text:p>
      <text:p text:style-name="P19"><text:span text:style-name="T4"/></text:p>
      <text:p text:style-name="P21">sed.sh</text:p>
      <text:p text:style-name="P20"><text:span text:style-name="T4"/></text:p>
      <text:p text:style-name="P19">#!bin/bash</text:p>
      <text:p text:style-name="P19">echo -e "sed 's/sales/accountant/' Text1.txt OUTPUT: \n";</text:p>
      <text:p text:style-name="P19">sed 's/sales/accountant/' Text1.txt;</text:p>
      <text:p text:style-name="P19">echo -e "\nsed 's/sales/accountant/g' Text1.txt OUTPUT: \n";</text:p>
      <text:p text:style-name="P19">sed 's/sales/accountant/g' Text1.txt;</text:p>
      <text:p text:style-name="P19">echo -e "\nsed '8s/sales/accountant/' Text1.txt OUTPUT: \n";</text:p>
      <text:p text:style-name="P19">sed '8s/sales/accountant/' Text1.txt;</text:p>
      <text:p text:style-name="P19">echo -e "\nsed '8s/sales/accountant/p' Text1.txt OUTPUT: \n";</text:p>
      <text:p text:style-name="P19">sed '8s/sales/accountant/p' Text1.txt;</text:p>
      <text:p text:style-name="P19">echo -e "\nsed -n '8s/sales/accountant/' Text1.txt OUTPUT: \n";</text:p>
      <text:p text:style-name="P19">sed -n '8s/sales/accountant/p' Text1.txt;</text:p>
      <text:p text:style-name="P19">echo -e "\nsed '5d' Text1.txt OUTPUT : \n";</text:p>
      <text:p text:style-name="P19">sed '5d' Text1.txt;</text:p>
      <text:p text:style-name="P19">echo -e "\nsed '$d' Text1.txt OUTPUT : \n";</text:p>
      <text:p text:style-name="P19">sed '$d' Text1.txt;</text:p>
      <text:p text:style-name="P19">echo -e "\nsed '3,7d' Text1.txt OUTPUT : \n";</text:p>
      <text:p text:style-name="P19"><text:soft-page-break/>sed '3,7d' Text1.txt;</text:p>
      <text:p text:style-name="P19">echo -e "\nsed '3,$d' Text1.txt OUTPUT : \n";</text:p>
      <text:p text:style-name="P19">sed '3,$d' Text1.txt;</text:p>
      <text:p text:style-name="P19">echo -e "\nsed '/manager/d' Text1.txt OUTPUT : \n";</text:p>
      <text:p text:style-name="P19">sed '/manager/d' Text1.txt;</text:p>
      <text:p text:style-name="P19"/>
      <text:p text:style-name="P20"/>
      <text:p text:style-name="P20">OUTPUT:</text:p>
      <text:p text:style-name="P20"/>
      <text:p text:style-name="P19">sed 's/sales/accountant/' Text1.txt OUTPUT: </text:p>
      <text:p text:style-name="P19"/>
      <text:p text:style-name="P19">1 KOTA 100 18 manager</text:p>
      <text:p text:style-name="P19">2 VENKATA 200 19 clerk</text:p>
      <text:p text:style-name="P19">3 CHARAN 300 20 manager</text:p>
      <text:p text:style-name="P19">4 TEJA 400 21 accountant</text:p>
      <text:p text:style-name="P19">5 ATUKURI 500 22 account</text:p>
      <text:p text:style-name="P19">6 MAITHILI 600 23 accountant</text:p>
      <text:p text:style-name="P19">7 CHEVVU 700 24 peon </text:p>
      <text:p text:style-name="P19">8 PURUSHOTHAM 800 25 accountant</text:p>
      <text:p text:style-name="P19">9 DEEPU 900 26 assistant</text:p>
      <text:p text:style-name="P19">10 AKKI 1000 27 manager</text:p>
      <text:p text:style-name="P19"/>
      <text:p text:style-name="P19">sed 's/sales/accountant/g' Text1.txt OUTPUT: </text:p>
      <text:p text:style-name="P19"/>
      <text:p text:style-name="P19">1 KOTA 100 18 manager</text:p>
      <text:p text:style-name="P19">2 VENKATA 200 19 clerk</text:p>
      <text:p text:style-name="P19">3 CHARAN 300 20 manager</text:p>
      <text:p text:style-name="P19">4 TEJA 400 21 accountant</text:p>
      <text:p text:style-name="P19">5 ATUKURI 500 22 account</text:p>
      <text:p text:style-name="P19">6 MAITHILI 600 23 accountant</text:p>
      <text:p text:style-name="P19">7 CHEVVU 700 24 peon </text:p>
      <text:p text:style-name="P19">8 PURUSHOTHAM 800 25 accountant</text:p>
      <text:p text:style-name="P19">9 DEEPU 900 26 assistant</text:p>
      <text:p text:style-name="P19">10 AKKI 1000 27 manager</text:p>
      <text:p text:style-name="P19"/>
      <text:p text:style-name="P19"><text:soft-page-break/>sed '8s/sales/accountant/' Text1.txt OUTPUT: </text:p>
      <text:p text:style-name="P19"/>
      <text:p text:style-name="P19">1 KOTA 100 18 manager</text:p>
      <text:p text:style-name="P19">2 VENKATA 200 19 clerk</text:p>
      <text:p text:style-name="P19">3 CHARAN 300 20 manager</text:p>
      <text:p text:style-name="P19">4 TEJA 400 21 sales</text:p>
      <text:p text:style-name="P19">5 ATUKURI 500 22 account</text:p>
      <text:p text:style-name="P19">6 MAITHILI 600 23 sales</text:p>
      <text:p text:style-name="P19">7 CHEVVU 700 24 peon </text:p>
      <text:p text:style-name="P19">8 PURUSHOTHAM 800 25 accountant</text:p>
      <text:p text:style-name="P19">9 DEEPU 900 26 assistant</text:p>
      <text:p text:style-name="P19">10 AKKI 1000 27 manager</text:p>
      <text:p text:style-name="P19"/>
      <text:p text:style-name="P19">sed '8s/sales/accountant/p' Text1.txt OUTPUT: </text:p>
      <text:p text:style-name="P19"/>
      <text:p text:style-name="P19">1 KOTA 100 18 manager</text:p>
      <text:p text:style-name="P19">2 VENKATA 200 19 clerk</text:p>
      <text:p text:style-name="P19">3 CHARAN 300 20 manager</text:p>
      <text:p text:style-name="P19">4 TEJA 400 21 sales</text:p>
      <text:p text:style-name="P19">5 ATUKURI 500 22 account</text:p>
      <text:p text:style-name="P19">6 MAITHILI 600 23 sales</text:p>
      <text:p text:style-name="P19">7 CHEVVU 700 24 peon </text:p>
      <text:p text:style-name="P19">8 PURUSHOTHAM 800 25 accountant</text:p>
      <text:p text:style-name="P19">8 PURUSHOTHAM 800 25 accountant</text:p>
      <text:p text:style-name="P19">9 DEEPU 900 26 assistant</text:p>
      <text:p text:style-name="P19">10 AKKI 1000 27 manager</text:p>
      <text:p text:style-name="P19"/>
      <text:p text:style-name="P19">sed -n '8s/sales/accountant/' Text1.txt OUTPUT: </text:p>
      <text:p text:style-name="P19"/>
      <text:p text:style-name="P19">8 PURUSHOTHAM 800 25 accountant</text:p>
      <text:p text:style-name="P19"/>
      <text:p text:style-name="P19">sed '5d' Text1.txt OUTPUT : </text:p>
      <text:p text:style-name="P19"/>
      <text:p text:style-name="P19">1 KOTA 100 18 manager</text:p>
      <text:p text:style-name="P19">2 VENKATA 200 19 clerk</text:p>
      <text:p text:style-name="P19"><text:soft-page-break/>3 CHARAN 300 20 manager</text:p>
      <text:p text:style-name="P19">4 TEJA 400 21 sales</text:p>
      <text:p text:style-name="P19">6 MAITHILI 600 23 sales</text:p>
      <text:p text:style-name="P19">7 CHEVVU 700 24 peon </text:p>
      <text:p text:style-name="P19">8 PURUSHOTHAM 800 25 sales</text:p>
      <text:p text:style-name="P19">9 DEEPU 900 26 assistant</text:p>
      <text:p text:style-name="P19">10 AKKI 1000 27 manager</text:p>
      <text:p text:style-name="P19"/>
      <text:p text:style-name="P19">sed '' Text1.txt OUTPUT : </text:p>
      <text:p text:style-name="P19"/>
      <text:p text:style-name="P19">1 KOTA 100 18 manager</text:p>
      <text:p text:style-name="P19">2 VENKATA 200 19 clerk</text:p>
      <text:p text:style-name="P19">3 CHARAN 300 20 manager</text:p>
      <text:p text:style-name="P19">4 TEJA 400 21 sales</text:p>
      <text:p text:style-name="P19">5 ATUKURI 500 22 account</text:p>
      <text:p text:style-name="P19">6 MAITHILI 600 23 sales</text:p>
      <text:p text:style-name="P19">7 CHEVVU 700 24 peon </text:p>
      <text:p text:style-name="P19">8 PURUSHOTHAM 800 25 sales</text:p>
      <text:p text:style-name="P19">9 DEEPU 900 26 assistant</text:p>
      <text:p text:style-name="P19"/>
      <text:p text:style-name="P19">sed '3,7d' Text1.txt OUTPUT : </text:p>
      <text:p text:style-name="P19"/>
      <text:p text:style-name="P19">1 KOTA 100 18 manager</text:p>
      <text:p text:style-name="P19">2 VENKATA 200 19 clerk</text:p>
      <text:p text:style-name="P19">8 PURUSHOTHAM 800 25 sales</text:p>
      <text:p text:style-name="P19">9 DEEPU 900 26 assistant</text:p>
      <text:p text:style-name="P19">10 AKKI 1000 27 manager</text:p>
      <text:p text:style-name="P19"/>
      <text:p text:style-name="P19">sed '3,' Text1.txt OUTPUT : </text:p>
      <text:p text:style-name="P19"/>
      <text:p text:style-name="P19">1 KOTA 100 18 manager</text:p>
      <text:p text:style-name="P19">2 VENKATA 200 19 clerk</text:p>
      <text:p text:style-name="P19"/>
      <text:p text:style-name="P19">sed '/manager/d' Text1.txt OUTPUT : </text:p>
      <text:p text:style-name="P19"/>
      <text:p text:style-name="P19"><text:soft-page-break/>2 VENKATA 200 19 clerk</text:p>
      <text:p text:style-name="P19">4 TEJA 400 21 sales</text:p>
      <text:p text:style-name="P19">5 ATUKURI 500 22 account</text:p>
      <text:p text:style-name="P19">6 MAITHILI 600 23 sales</text:p>
      <text:p text:style-name="P19">7 CHEVVU 700 24 peon </text:p>
      <text:p text:style-name="P19">8 PURUSHOTHAM 800 25 sales</text:p>
      <text:p text:style-name="P19">9 DEEPU 900 26 assistant</text:p>
      <text:p text:style-name="P19"/>
      <text:p text:style-name="P20"/>
      <text:p text:style-name="P21">tar.sh</text:p>
      <text:p text:style-name="P20"/>
      <text:p text:style-name="P19">#!bin/bash</text:p>
      <text:p text:style-name="P19">echo -e "tar cvf file.tar *.txt OUTPUT: \n";</text:p>
      <text:p text:style-name="P19">tar cvf file.tar *.txt; </text:p>
      <text:p text:style-name="P19">echo -e "\ntar xvf file.tar OUTPUT: \n";</text:p>
      <text:p text:style-name="P19">tar xvf file.tar;</text:p>
      <text:p text:style-name="P19">echo -e "\ntar cvzf file.tar.gz *.txt OUTPUT: \n";</text:p>
      <text:p text:style-name="P19">tar cvzf file.tar.gz *.txt;</text:p>
      <text:p text:style-name="P19">echo -e "\ntar -czf - file.tar | wc -c OUTPUT: \n";</text:p>
      <text:p text:style-name="P19">tar -czf - file.tar | wc -c;</text:p>
      <text:p text:style-name="P19">echo -e "\ntar -tvf file.tar OUTPUT: \n";</text:p>
      <text:p text:style-name="P19">tar -tvf file.tar;</text:p>
      <text:p text:style-name="P19">echo -e "\ntar tvf file.tar Text1.txt OUTPUT: \n";</text:p>
      <text:p text:style-name="P19">tar tvf file.tar Text1.txt;</text:p>
      <text:p text:style-name="P19"/>
      <text:p text:style-name="P20">OUTPUT:</text:p>
      <text:p text:style-name="P20"/>
      <text:p text:style-name="P19">tar cvf file.tar *.txt OUTPUT: </text:p>
      <text:p text:style-name="P19"/>
      <text:p text:style-name="P19">awk.txt</text:p>
      <text:p text:style-name="P19">sed.txt</text:p>
      <text:p text:style-name="P19">tar.txt</text:p>
      <text:p text:style-name="P19">Text1.txt</text:p>
      <text:p text:style-name="P19"/>
      <text:p text:style-name="P19"><text:soft-page-break/>tar xvf file.tar OUTPUT: </text:p>
      <text:p text:style-name="P19"/>
      <text:p text:style-name="P19">awk.txt</text:p>
      <text:p text:style-name="P19">sed.txt</text:p>
      <text:p text:style-name="P19">tar.txt</text:p>
      <text:p text:style-name="P19">Text1.txt</text:p>
      <text:p text:style-name="P19"/>
      <text:p text:style-name="P19">tar cvzf file.tar.gz *.txt OUTPUT: </text:p>
      <text:p text:style-name="P19"/>
      <text:p text:style-name="P19">awk.txt</text:p>
      <text:p text:style-name="P19">sed.txt</text:p>
      <text:p text:style-name="P19">tar.txt</text:p>
      <text:p text:style-name="P19">Text1.txt</text:p>
      <text:p text:style-name="P19"/>
      <text:p text:style-name="P19">tar -czf - file.tar | wc -c OUTPUT: </text:p>
      <text:p text:style-name="P19"/>
      <text:p text:style-name="P19">852</text:p>
      <text:p text:style-name="P19"/>
      <text:p text:style-name="P19">tar -tvf file.tar OUTPUT: </text:p>
      <text:p text:style-name="P19"/>
      <text:p text:style-name="P19">-rw-rw-r-- student/student 1220 2024-02-28 15:24 awk.txt</text:p>
      <text:p text:style-name="P19">-rw-rw-r-- student/student 2208 2024-02-28 16:02 sed.txt</text:p>
      <text:p text:style-name="P19">-rw-rw-r-- student/student <text:s text:c="2"/>49 2024-02-28 16:14 tar.txt</text:p>
      <text:p text:style-name="P19">-rw-rw-r-- student/student <text:s/>236 2024-02-28 15:30 Text1.txt</text:p>
      <text:p text:style-name="P19"/>
      <text:p text:style-name="P19">tar tvf file.tar Text1.txt OUTPUT: </text:p>
      <text:p text:style-name="P19"/>
      <text:p text:style-name="P19">-rw-rw-r-- student/student 236 2024-02-28 15:30 Text1.txt</text:p>
      <text:p text:style-name="P19"/>
      <text:p text:style-name="P21">cpio.sh</text:p>
      <text:p text:style-name="P20"/>
      <text:p text:style-name="P19">#!bin/bash</text:p>
      <text:p text:style-name="P19">echo -e "cpio -ov &lt; Text1.txt &gt; archive OUTPUT: \n";</text:p>
      <text:p text:style-name="P19">cpio -ov &lt; Text1.txt &gt; archive;</text:p>
      <text:p text:style-name="P19"><text:soft-page-break/>echo -e "\ncpio -iv &lt; archive OUTPUT: \n";</text:p>
      <text:p text:style-name="P19">cpio -iv &lt; archive;</text:p>
      <text:p text:style-name="P19"/>
      <text:p text:style-name="P20">OUTPUT:</text:p>
      <text:p text:style-name="P19"/>
      <text:p text:style-name="P19">cpio -ov &lt; Text1.txt &gt; archive OUTPUT: </text:p>
      <text:p text:style-name="P19"/>
      <text:p text:style-name="P19">cpio: 1 KOTA 100 18 manager: Cannot stat: No such file or directory</text:p>
      <text:p text:style-name="P19">cpio: 2 VENKATA 200 19 clerk: Cannot stat: No such file or directory</text:p>
      <text:p text:style-name="P19">cpio: 3 CHARAN 300 20 manager: Cannot stat: No such file or directory</text:p>
      <text:p text:style-name="P19">cpio: 4 TEJA 400 21 sales: Cannot stat: No such file or directory</text:p>
      <text:p text:style-name="P19">cpio: 5 ATUKURI 500 22 account: Cannot stat: No such file or directory</text:p>
      <text:p text:style-name="P19">cpio: 6 MAITHILI 600 23 sales: Cannot stat: No such file or directory</text:p>
      <text:p text:style-name="P19">cpio: 7 CHEVVU 700 24 peon : Cannot stat: No such file or directory</text:p>
      <text:p text:style-name="P19">cpio: 8 PURUSHOTHAM 800 25 sales: Cannot stat: No such file or directory</text:p>
      <text:p text:style-name="P19">cpio: 9 DEEPU 900 26 assistant: Cannot stat: No such file or directory</text:p>
      <text:p text:style-name="P19">cpio: 10 AKKI 1000 27 manager: Cannot stat: No such file or directory</text:p>
      <text:p text:style-name="P19">1 block</text:p>
      <text:p text:style-name="P19"/>
      <text:p text:style-name="P19">cpio -iv &lt; archive OUTPUT: </text:p>
      <text:p text:style-name="P19"/>
      <text:p text:style-name="P19">1 bl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16:03:29.521241096</meta:creation-date>
    <dc:date>2024-02-28T16:57:45.627638392</dc:date>
    <meta:editing-duration>PT11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0" meta:paragraph-count="267" meta:word-count="1272" meta:character-count="7190" meta:non-whitespace-character-count="6142"/>
  </office:meta>
</office:document-meta>
</file>